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84d1"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cm" svg:height="3.9cm" svg:x="6.2cm" svg:y="12.8cm">
          <text:p text:style-name="P1">f(x, 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2.2cm" svg:x="7.2cm" svg:y="7.7cm">
          <text:p text:style-name="P1">x =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2.2cm" svg:x="11.2cm" svg:y="7.7cm">
          <text:p text:style-name="P1">y = 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9.9cm" svg:x2="9cm" svg:y2="12.9cm">
          <text:p/>
        </draw:line>
        <draw:line draw:style-name="gr3" draw:text-style-name="P1" draw:layer="layout" svg:x1="12.2cm" svg:y1="9.9cm" svg:x2="12.2cm" svg:y2="12.9cm">
          <text:p/>
        </draw:line>
        <draw:line draw:style-name="gr3" draw:text-style-name="P1" draw:layer="layout" svg:x1="9cm" svg:y1="9.9cm" svg:x2="9cm" svg:y2="12.9cm">
          <text:p/>
        </draw:line>
        <draw:custom-shape draw:style-name="gr2" draw:text-style-name="P1" draw:layer="layout" svg:width="2.7cm" svg:height="2.2cm" svg:x="9.2cm" svg:y="19.8cm">
          <text:p text:style-name="P1">4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6.7cm" svg:x2="10.4cm" svg:y2="19.8cm">
          <text:p/>
        </draw:line>
      </draw:page>
      <draw:page draw:name="page2" draw:style-name="dp1" draw:master-page-name="Default">
        <draw:custom-shape draw:style-name="gr4" draw:text-style-name="P1" draw:layer="layout" svg:width="8.3cm" svg:height="1.9cm" svg:x="6.2cm" svg:y="12.8cm">
          <text:p text:style-name="P1">map(fn, sequenc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2.2cm" svg:x="6.2cm" svg:y="7.7cm">
          <text:p text:style-name="P1">Fn = `inc`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2.2cm" svg:x="10.9cm" svg:y="7.7cm">
          <text:p text:style-name="P1">Sequence</text:p>
          <text:p text:style-name="P1"><text:s/>= [1, 2, 3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cm" svg:y1="9.9cm" svg:x2="9cm" svg:y2="12.9cm">
          <text:p/>
        </draw:line>
        <draw:line draw:style-name="gr3" draw:text-style-name="P1" draw:layer="layout" svg:x1="12.2cm" svg:y1="9.9cm" svg:x2="12.2cm" svg:y2="12.9cm">
          <text:p/>
        </draw:line>
        <draw:line draw:style-name="gr3" draw:text-style-name="P1" draw:layer="layout" svg:x1="9cm" svg:y1="9.9cm" svg:x2="9cm" svg:y2="12.9cm">
          <text:p/>
        </draw:line>
        <draw:custom-shape draw:style-name="gr2" draw:text-style-name="P1" draw:layer="layout" svg:width="2.7cm" svg:height="2.2cm" svg:x="9.2cm" svg:y="19.8cm">
          <text:p text:style-name="P1">[2, 3, 4]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cm" svg:y1="16.7cm" svg:x2="10.4cm" svg:y2="19.8cm">
          <text:p/>
        </draw:line>
        <draw:custom-shape draw:style-name="gr4" draw:text-style-name="P1" draw:layer="layout" svg:width="8.3cm" svg:height="2.3cm" svg:x="6.2cm" svg:y="16.7cm">
          <text:p text:style-name="P1">[inc(1), inc(2), inc(3)]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cm" svg:height="1.9cm" svg:x="6.2cm" svg:y="14.8cm">
          <text:p text:style-name="P1">[fn(x1), fn(x2), fn(x3), ..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3:44:35.341633000</meta:creation-date>
    <dc:date>2014-02-16T20:53:38.369124000</dc:date>
    <meta:editing-duration>PT7H6M17S</meta:editing-duration>
    <meta:editing-cycles>3</meta:editing-cycles>
    <meta:generator>LibreOffice/4.1.4.2$MacOSX_x86 LibreOffice_project/0a0440ccc0227ad9829de5f46be37cfb6edcf72</meta:generator>
    <meta:document-statistic meta:object-count="18"/>
  </office:meta>
</office:document-meta>
</file>